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 style:list-style-name="L1">
      <style:text-properties fo:font-size="15pt" style:font-size-asian="15pt" style:font-size-complex="15pt"/>
    </style:style>
    <style:style style:name="P3" style:family="paragraph" style:parent-style-name="Standard" style:list-style-name="L1">
      <style:text-properties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D48 Beneath the Surface - Plan</text:p>
      <text:p text:style-name="P1"/>
      <text:p text:style-name="P1">Scavenger</text:p>
      <text:p text:style-name="P1">Limited food supply, must venture to other bunkers/caves in order to find more food and other goodies! But beware, do not stay on the surface for too long, or you will die of radiation poisoning!</text:p>
      <text:p text:style-name="P1"/>
      <text:list xml:id="list7755079644836558717" text:style-name="L1">
        <text:list-item>
          <text:p text:style-name="P2">Make basic art assets</text:p>
          <text:list>
            <text:list-item>
              <text:p text:style-name="P3">Player</text:p>
            </text:list-item>
            <text:list-item>
              <text:p text:style-name="P3">Zombie (and variants)</text:p>
            </text:list-item>
            <text:list-item>
              <text:p text:style-name="P3">bunker</text:p>
            </text:list-item>
            <text:list-item>
              <text:p text:style-name="P3">cave?</text:p>
            </text:list-item>
          </text:list>
        </text:list-item>
        <text:list-item>
          <text:p text:style-name="P3">Draw action room</text:p>
        </text:list-item>
        <text:list-item>
          <text:p text:style-name="P2">Draw platformer room</text:p>
        </text:list-item>
        <text:list-item>
          <text:p text:style-name="P2">Draw treasure room</text:p>
        </text:list-item>
        <text:list-item>
          <text:p text:style-name="P2">Draw overworld</text:p>
        </text:list-item>
        <text:list-item>
          <text:p text:style-name="P2">Implement platformer basics</text:p>
          <text:list>
            <text:list-item>
              <text:p text:style-name="P3">Collision</text:p>
            </text:list-item>
            <text:list-item>
              <text:p text:style-name="P3">Jumping</text:p>
            </text:list-item>
            <text:list-item>
              <text:p text:style-name="P2">Shooting</text:p>
            </text:list-item>
          </text:list>
        </text:list-item>
        <text:list-item>
          <text:p text:style-name="P2">Implement splash screen</text:p>
        </text:list-item>
      </text:list>
      <text:p text:style-name="P1"/>
      <text:p text:style-name="P1">Extension</text:p>
      <text:p text:style-name="P1">box2d light implementation! Maybe not :/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Nash</meta:initial-creator>
    <meta:creation-date>2014-04-26T08:08:10.33</meta:creation-date>
    <dc:date>2014-04-27T02:23:49.91</dc:date>
    <dc:creator>Andrew Nash</dc:creator>
    <meta:editing-duration>PT18H15M40S</meta:editing-duration>
    <meta:editing-cycles>3</meta:editing-cycles>
    <meta:generator>OpenOffice/4.0.1$Win32 OpenOffice.org_project/401m5$Build-9714</meta:generator>
    <meta:document-statistic meta:table-count="0" meta:image-count="0" meta:object-count="0" meta:page-count="1" meta:paragraph-count="19" meta:word-count="93" meta:character-count="499"/>
  </office:meta>
</office:document-meta>
</file>